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5pt" style:font-size-asian="15pt" style:font-size-complex="15pt"/>
    </style:style>
    <style:style style:name="P2" style:parent-style-name="Standard" style:family="paragraph">
      <style:text-properties fo:font-weight="bold" style:font-weight-asian="bold" fo:font-size="15pt" style:font-size-asian="15pt" style:font-size-complex="15pt"/>
    </style:style>
    <style:style style:name="P3" style:parent-style-name="Standard" style:family="paragraph">
      <style:text-properties fo:font-weight="bold" style:font-weight-asian="bold" fo:font-size="15pt" style:font-size-asian="15pt" style:font-size-complex="15pt"/>
    </style:style>
    <style:style style:name="P4" style:parent-style-name="Standard" style:family="paragraph">
      <style:text-properties fo:font-weight="bold" style:font-weight-asian="bold" fo:font-size="15pt" style:font-size-asian="15pt" style:font-size-complex="15pt"/>
    </style:style>
    <style:style style:name="P5" style:parent-style-name="Standard" style:family="paragraph">
      <style:text-properties fo:font-weight="bold" style:font-weight-asian="bold" fo:font-size="13pt" style:font-size-asian="13pt"/>
    </style:style>
    <style:style style:name="P6" style:parent-style-name="Standard" style:family="paragraph">
      <style:text-properties fo:font-weight="bold" style:font-weight-asian="bold" fo:font-size="13pt" style:font-size-asian="13pt"/>
    </style:style>
    <style:style style:name="P7" style:parent-style-name="Standard" style:family="paragraph">
      <style:text-properties fo:font-weight="bold" style:font-weight-asian="bold" fo:font-size="14pt" style:font-size-asian="14pt"/>
    </style:style>
    <style:style style:name="P8" style:parent-style-name="Standard" style:family="paragraph">
      <style:text-properties fo:font-weight="bold" style:font-weight-asian="bold" fo:font-size="14pt" style:font-size-asian="14pt"/>
    </style:style>
    <style:style style:name="P9" style:parent-style-name="Standard" style:family="paragraph">
      <style:text-properties fo:font-weight="bold" style:font-weight-asian="bold" fo:font-size="14pt" style:font-size-asian="14pt"/>
    </style:style>
    <style:style style:name="P10" style:parent-style-name="Standard" style:family="paragraph">
      <style:text-properties fo:font-weight="bold" style:font-weight-asian="bold" fo:font-size="14pt" style:font-size-asian="14pt"/>
    </style:style>
    <style:style style:name="P11" style:parent-style-name="Standard" style:family="paragraph">
      <style:text-properties fo:font-weight="bold" style:font-weight-asian="bold" fo:font-size="14pt" style:font-size-asian="14pt"/>
    </style:style>
    <style:style style:name="P12" style:parent-style-name="Standard" style:family="paragraph">
      <style:text-properties fo:font-weight="bold" style:font-weight-asian="bold" fo:font-size="13pt" style:font-size-asian="13pt"/>
    </style:style>
    <style:style style:name="P13" style:parent-style-name="Standard" style:family="paragraph">
      <style:text-properties fo:font-weight="bold" style:font-weight-asian="bold" fo:font-size="13pt" style:font-size-asian="13pt"/>
    </style:style>
  </office:automatic-styles>
  <office:body>
    <office:text text:use-soft-page-breaks="true">
      <text:p text:style-name="P1"><text:s text:c="35"/>Operating System</text:p>
      <text:p text:style-name="P2"><text:s text:c="45"/>Lab#5</text:p>
      <text:p text:style-name="P3"/>
      <text:p text:style-name="P4"/>
      <text:p text:style-name="P5">NEHA-E-NOOR</text:p>
      <text:p text:style-name="P6">FA17-BECE-0007</text:p>
      <text:p text:style-name="Standard"/>
      <text:p text:style-name="P7">Task1:</text:p>
      <text:p text:style-name="Standard"/>
      <text:p text:style-name="Standard">#!/bin/bash</text:p>
      <text:p text:style-name="Standard"/>
      <text:p text:style-name="Standard">echo <text:s/>"Enter Numbers : "</text:p>
      <text:p text:style-name="Standard">read n</text:p>
      <text:p text:style-name="Standard">single=0</text:p>
      <text:p text:style-name="Standard">sum=0</text:p>
      <text:p text:style-name="Standard">for ((i=1 ;<text:s/>$n&gt;0 ; i++))</text:p>
      <text:p text:style-name="Standard">do</text:p>
      <text:p text:style-name="Standard"/>
      <text:p text:style-name="Standard"><text:s text:c="4"/>single=$(( $n % 10 ))</text:p>
      <text:p text:style-name="Standard"><text:s text:c="4"/>n=$(($n / 10))</text:p>
      <text:p text:style-name="Standard"><text:s text:c="4"/>sum=$(( $sum + $single ))</text:p>
      <text:p text:style-name="Standard"/>
      <text:p text:style-name="Standard">done</text:p>
      <text:p text:style-name="Standard">echo <text:s/>"Sum of all digit <text:s/>is $sum"</text:p>
      <text:p text:style-name="Standard"/>
      <text:p text:style-name="Standard"/>
      <text:p text:style-name="Standard">s=0</text:p>
      <text:p text:style-name="Standard">r=0</text:p>
      <text:p text:style-name="Standard"/>
      <text:p text:style-name="Standard">for ((i=1 ; $sum&gt;0 ; i--))</text:p>
      <text:p text:style-name="Standard">do</text:p>
      <text:p text:style-name="Standard"><text:s text:c="4"/>s=$(( $sum % 10 ))</text:p>
      <text:p text:style-name="Standard"><text:s text:c="4"/>r=$(( $r * 10 + $s ))</text:p>
      <text:p text:style-name="Standard"><text:s text:c="4"/>sum=$(( $sum / 10 ))</text:p>
      <text:p text:style-name="Standard">done</text:p>
      <text:p text:style-name="Standard">echo "Reverse of Output is $r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Task2:</text:p>
      <text:p text:style-name="P9"/>
      <text:p text:style-name="Standard">#!/bin/bash</text:p>
      <text:p text:style-name="Standard"/>
      <text:p text:style-name="Standard">#for loop</text:p>
      <text:p text:style-name="Standard">for i in {1..10}</text:p>
      <text:p text:style-name="Standard">do <text:s text:c="2"/></text:p>
      <text:p text:style-name="Standard"><text:s text:c="9"/>echo "NEHA<text:s/>Loves Ubuntu.!"</text:p>
      <text:p text:style-name="Standard">do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Task3:</text:p>
      <text:p text:style-name="P11"/>
      <text:p text:style-name="Standard">#!/bin/bash</text:p>
      <text:p text:style-name="Standard"/>
      <text:p text:style-name="Standard">echo "Enter a number:"</text:p>
      <text:p text:style-name="Standard">read num</text:p>
      <text:p text:style-name="Standard"/>
      <text:p text:style-name="Standard">if(($num&gt;0))</text:p>
      <text:p text:style-name="Standard">then</text:p>
      <text:p text:style-name="Standard">echo "The number is positive"</text:p>
      <text:p text:style-name="Standard"/>
      <text:p text:style-name="Standard">elif(($num&lt;0))</text:p>
      <text:p text:style-name="Standard">then</text:p>
      <text:p text:style-name="Standard">echo "The number is negative"</text:p>
      <text:p text:style-name="Standard"/>
      <text:p text:style-name="Standard">else</text:p>
      <text:p text:style-name="Standard">echo "The number is Zero"</text:p>
      <text:p text:style-name="Standard"/>
      <text:p text:style-name="Standard">f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Task4:</text:p>
      <text:p text:style-name="P13"/>
      <text:p text:style-name="Standard">#!/bin/bash</text:p>
      <text:p text:style-name="Standard"/>
      <text:p text:style-name="Standard">echo "Enter Number = $num"</text:p>
      <text:p text:style-name="Standard">read num</text:p>
      <text:p text:style-name="Standard"/>
      <text:p text:style-name="Standard">for n in {1..10}</text:p>
      <text:p text:style-name="Standard">do</text:p>
      <text:p text:style-name="Standard">echo "$num*$n="$(expr $num \*<text:s/>$n)</text:p>
      <text:p text:style-name="Standard">done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</dc:creator>
    <meta:creation-date>2019-10-27T13:48:00Z</meta:creation-date>
    <dc:date>2019-12-15T09:30:00Z</dc:date>
    <meta:template xlink:href="Normal" xlink:type="simple"/>
    <meta:editing-cycles>2</meta:editing-cycles>
    <meta:editing-duration>PT300S</meta:editing-duration>
    <meta:document-statistic meta:page-count="3" meta:paragraph-count="1" meta:word-count="143" meta:character-count="959" meta:row-count="6" meta:non-whitespace-character-count="817"/>
  </office:meta>
</office:document-meta>
</file>